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6a6" officeooo:paragraph-rsid="0018f6a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fonctions</text:p>
      <text:p text:style-name="Standard"/>
      <text:p text:style-name="Text_20_body">#PHP - Les fonctions ##Exercice 1 Faire une fonction qui retourne <text:span text:style-name="Strong_20_Emphasis">true</text:span>.</text:p>
      <text:p text:style-name="Text_20_body">##Exercice 2 Faire une fonction qui prend en paramètre une chaine de caractères et qui retourne cette même chaine.</text:p>
      <text:p text:style-name="Text_20_body">##Exercice 3 Faire une fonction qui prend en paramètre deux chaines de caractères et qui revoit la concaténation de ces deux chaines</text:p>
      <text:p text:style-name="Text_20_body">##Exercice 4 Faire une fonction qui prend en paramètre deux nombres. La fonction doit retourner :</text:p>
      <text:list xml:id="list3186135132539303373" text:style-name="L1">
        <text:list-item>
          <text:p text:style-name="P5"><text:span text:style-name="Strong_20_Emphasis">Le premier nombre est plus grand</text:span> si le premier nombre est plus grand que le deuxième </text:p>
        </text:list-item>
        <text:list-item>
          <text:p text:style-name="P5"><text:span text:style-name="Strong_20_Emphasis">Le premier nombre est plus petit</text:span> si le premier nombre est plus petit que le deuxième </text:p>
        </text:list-item>
        <text:list-item>
          <text:p text:style-name="P2"><text:span text:style-name="Strong_20_Emphasis">Les deux nombres sont identiques</text:span> si les deux nombres sont égaux </text:p>
        </text:list-item>
      </text:list>
      <text:p text:style-name="Text_20_body">##Exercice 5 Faire une fonction qui prend en paramètre un nombre et une chaine de caractères et qui renvoit la concaténation de ces deux paramètres.</text:p>
      <text:p text:style-name="Text_20_body">##Exercice 6 Faire une fonction qui prend trois paramètres : <text:span text:style-name="Strong_20_Emphasis">nom</text:span>, <text:span text:style-name="Strong_20_Emphasis">prenom</text:span> et <text:span text:style-name="Strong_20_Emphasis">age</text:span>. Elle doit renvoyer une chaine de la forme :<text:line-break/>"Bonjour" + <text:span text:style-name="Strong_20_Emphasis">nom</text:span> + <text:span text:style-name="Strong_20_Emphasis">prenom</text:span> + ",tu as" + <text:span text:style-name="Strong_20_Emphasis">age</text:span> + "ans".</text:p>
      <text:p text:style-name="Text_20_body">##Exercice 7 Faire une fonction qui prend deux paramètres : <text:span text:style-name="Strong_20_Emphasis">age</text:span> et <text:span text:style-name="Strong_20_Emphasis">genre</text:span>. Le paramètre <text:span text:style-name="Strong_20_Emphasis">genre</text:span> peut prendre comme valeur :</text:p>
      <text:list xml:id="list4754923752554426102" text:style-name="L2">
        <text:list-item>
          <text:p text:style-name="P6">Homme </text:p>
        </text:list-item>
        <text:list-item>
          <text:p text:style-name="P3">Femme </text:p>
        </text:list-item>
      </text:list>
      <text:p text:style-name="Text_20_body">La fonction doit renvoyer en fonction des paramètres :</text:p>
      <text:list xml:id="list834086906413153717" text:style-name="L3">
        <text:list-item>
          <text:p text:style-name="P7"><text:span text:style-name="Strong_20_Emphasis">Vous êtes un homme et vous êtes majeur</text:span> </text:p>
        </text:list-item>
        <text:list-item>
          <text:p text:style-name="P7"><text:span text:style-name="Strong_20_Emphasis">Vous êtes un homme et vous êtes mineur</text:span> </text:p>
        </text:list-item>
        <text:list-item>
          <text:p text:style-name="P7"><text:span text:style-name="Strong_20_Emphasis">Vous êtes une femme et vous êtes majeur</text:span> </text:p>
        </text:list-item>
        <text:list-item>
          <text:p text:style-name="P4"><text:span text:style-name="Strong_20_Emphasis">Vous êtes une femme et vous êtes mineur</text:span> </text:p>
        </text:list-item>
      </text:list>
      <text:p text:style-name="Text_20_body">Gérer tous les cas.</text:p>
      <text:p text:style-name="Text_20_body">##Exercice 8 Faire une fonction qui prend en paramètre trois nombres et qui renvoit la somme de ces nombres.<text:line-break/>Tous les paramètres doivent avoir une valeur par défa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05:23.828658682</meta:creation-date>
    <dc:date>2017-03-22T10:06:07.389095176</dc:date>
    <meta:editing-duration>PT44S</meta:editing-duration>
    <meta:editing-cycles>1</meta:editing-cycles>
    <meta:document-statistic meta:table-count="0" meta:image-count="0" meta:object-count="0" meta:page-count="1" meta:paragraph-count="20" meta:word-count="279" meta:character-count="1521" meta:non-whitespace-character-count="1262"/>
    <meta:generator>LibreOffice/5.1.6.2$Linux_X86_64 LibreOffice_project/10m0$Build-2</meta:generator>
  </office:meta>
</office:document-meta>
</file>